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mplateViewResolver.setAllowRequestOverride( boolean allowReques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Resolver.requiredView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Resolver.setExposeSessionAttributes( boolean exposeSessio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Resolver.setExposeRequestAttributes( boolean exposeRequest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Resolver.buildView( String vi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emplateViewResolver.setExposeSpringMacroHelpers( boolean exposeSpringMacroHelp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Resolver.setAllowSessionOverride( boolean allowSession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